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BMPlexMono," svg:font-family="'IBMPlexMono,', 'Courier New', ', monospace', 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color="#0451a5" style:font-name="IBMPlexMono," fo:font-size="9pt" fo:font-weight="normal" fo:background-color="#fffffe"/>
    </style:style>
    <style:style style:name="T2" style:family="text">
      <style:text-properties fo:color="#0451a5" style:font-name="Times New Roman" fo:font-size="12pt" fo:font-weight="normal" fo:background-color="#fffffe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l tenir que seguir l'arquitectura exposada en l'excercici, assumeixo que ha de ser una API REST de 3 capes (més senzill que una hexagonal).</text:p>
      <text:p text:style-name="Standard"><text:tab/>capa rest (.controllers)</text:p>
      <text:p text:style-name="Standard"><text:tab/>capa serveis (.models.services)</text:p>
      <text:p text:style-name="Standard"><text:tab/>capa adaptador de dades (model.repository per als daos)</text:p>
      <text:p text:style-name="Standard"><text:tab/> En aquesta arquitectura models i enitats/documents són quivalents (model.domain)</text:p>
      <text:p text:style-name="Standard"/>
      <text:p text:style-name="Standard"><text:span text:style-name="T4">Es solcitita que la entitat tingui "</text:span>int id". En cap moment s'especifica si es genera automàticament de manera interna VS si la proporciona el client al fer un POST.</text:p>
      <text:p text:style-name="P1"/>
      <text:p text:style-name="P2">Afegit dependencia Lombok per a facilitar gestió dels DTO.</text:p>
      <text:p text:style-name="P1"/>
      <text:p text:style-name="P1">Assumpció: <text:span text:style-name="T4"><text:s/></text:span></text:p>
      <text:p text:style-name="P1"><text:span text:style-name="T4">Es genera de manera interna -&gt; es genera un error si el client fa un POST proporcionant un valor per al camp id.</text:span></text:p>
      <text:p text:style-name="P1"><text:span text:style-name="T4"><text:tab/>-&gt; No hi ha possibilitat que es generi DuplicateKeyEntryException</text:span></text:p>
      <text:p text:style-name="P1"><text:span text:style-name="T4">Assumeixo id &gt; 0. -&gt; es genera error si PUT / GET / DELETE amb id &lt;= 0</text:span></text:p>
      <text:p text:style-name="P1"><text:span text:style-name="T4">-&gt; Es genera un cas particular de BadReques.</text:span></text:p>
      <text:p text:style-name="P1"><text:span text:style-name="T4"/></text:p>
      <text:p text:style-name="P1"><text:span text:style-name="T4">Assumeixo que el camp nom té caràcter UNIQUE.</text:span></text:p>
      <text:p text:style-name="P1"><text:span text:style-name="T4"><text:tab/>Així provo validacions extra declarant mètodes extra en el DAO (findByName)</text:span></text:p>
      <text:p text:style-name="Standard"/>
      <text:p text:style-name="P1">Dubte:</text:p>
      <text:p text:style-name="P2">Hem té força confús que el paquet "model" sigui el general.</text:p>
      <text:p text:style-name="P2">Tenia entès que el domain (negoci) era el més general. I que dintre del domini és on estaba tant el model com els serveis i l'adaptador a la persistencia.</text:p>
      <text:p text:style-name="P2"/>
      <text:p text:style-name="P2">-------------------------------------------------------------------------------------------------------------------</text:p>
      <text:p text:style-name="Standard"/>
      <text:p text:style-name="P1">1) Crear capa de dades: </text:p>
      <text:p text:style-name="Standard"><text:tab/>interafe XRepository (DAOs) </text:p>
      <text:p text:style-name="Standard"><text:tab/>enitats / documents</text:p>
      <text:p text:style-name="Standard"><text:tab/><text:tab/>Només posar les restriccions necessaries / equivalents a la creació del schema de BD</text:p>
      <text:p text:style-name="Standard"><text:tab/><text:tab/><text:tab/><text:span text:style-name="T3">OBS: </text:span><text:span text:style-name="T4">la validació que les dades aportades pel client siguin vàlides</text:span></text:p>
      <text:p text:style-name="Standard"><text:span text:style-name="T4"><text:tab/><text:tab/><text:tab/>(previament a la transformació a entitat) es realitza en la capa rest.</text:span></text:p>
      <text:p text:style-name="Standard"><text:tab/><text:span text:style-name="T3"><text:tab/></text:span></text:p>
      <text:p text:style-name="Standard"><text:span text:style-name="T3"/></text:p>
      <text:p text:style-name="P1">TO DO ==&gt;&gt; <text:span text:style-name="T4">Millor estrategia per a generar el ID </text:span>??????????????????????????</text:p>
      <text:p text:style-name="P2"/>
      <text:p text:style-name="Standard"><text:span text:style-name="T3">Dubte: </text:span></text:p>
      <text:p text:style-name="Standard">Para cada tipo de base de datos se necesita un proyecto distinto (segons apaw).</text:p>
      <text:p text:style-name="Standard"><text:tab/><text:span text:style-name="T3">TO DO </text:span><text:span text:style-name="T4">==&gt;&gt; Alguna manera de tenir els 3 nivells en un mateix projecte sense augmentar <text:tab/>excessivament la complexitat</text:span><text:span text:style-name="T3">????????????????????????????????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Com gestionar l'error quan:</text:p>
      <text:p text:style-name="Standard"/>
      <text:p text:style-name="Standard">0) el path seleccionat per el client no correspon a cap end point configurat en el servidor. </text:p>
      <text:p text:style-name="Standard">1) el end point necessita un body determinat i el client passa un body:</text:p>
      <text:p text:style-name="Standard"><text:tab/>a) null -&gt; HttpMessageNotReadableException /BadRequest / 400 <text:s text:c="6"/></text:p>
      <text:p text:style-name="Standard"><text:tab/>b) que no està en format JSON -&gt; <text:s/><text:tab/><text:span text:style-name="T1">HttpMediaTypeNotSupportedException / <text:tab/><text:tab/><text:tab/><text:tab/>"Unsupported Media Type" / 415</text:span></text:p>
      <text:p text:style-name="Standard"><text:span text:style-name="T1"><text:tab/><text:tab/> </text:span><text:span text:style-name="T2">Obs: en el header de la resposta avisa que accept: json</text:span></text:p>
      <text:p text:style-name="Standard"><text:tab/>c) no es pot transformar el body en JSON del client al tipus dobjecte solicitat</text:p>
      <text:p text:style-name="Standard"><text:tab/><text:tab/>c.1) és un json buit / o no ha definit camps not null -&gt; genera un objecte amb <text:tab/><text:tab/><text:tab/><text:tab/>camps null / buits (P1)</text:p>
      <text:p text:style-name="Standard"><text:tab/><text:tab/>c.2) proporciona camps no especificats en la entitat -&gt; genera un objecte amb <text:tab/><text:tab/><text:tab/><text:tab/>camps null / buits (P1)</text:p>
      <text:p text:style-name="Standard"/>
      <text:p text:style-name="Standard"/>
      <text:p text:style-name="Standard">Preguntes:</text:p>
      <text:p text:style-name="Standard">P1) On validar que la data no es correcta i cal llançar excepció / error?</text:p>
      <text:p text:style-name="Standard"><text:tab/>** Camp not null NO introduit -&gt; DataIntegrityViolationExcepcion /500 / <text:tab/><text:tab/><text:tab/><text:tab/><text:tab/>InternalServerError</text:p>
      <text:p text:style-name="Standard"><text:tab/><text:tab/><text:tab/>(degut a que "not null property references a null or transient value")</text:p>
      <text:p text:style-name="Standard"><text:tab/>**Camp númeric not null NO introduit -&gt; default 0</text:p>
      <text:p text:style-name="Standard"><text:tab/>**Valor del camp no es pot convertir al tipus introduit -&gt; </text:p>
      <text:p text:style-name="Standard"><text:tab/><text:tab/>HttpMessageNotReadableException /BadRequest / 400 <text:s text:c="6"/></text:p>
      <text:p text:style-name="Standard"><text:tab/>**Que fer / on validar que un determinat camp compleixi amb unes certes restriccions?</text:p>
      <text:p text:style-name="Standard"><text:tab/><text:tab/>Valido en controlador VS busco anotacions ?</text:p>
      <text:p text:style-name="Standard"><text:tab/><text:tab/>*Jpa usa hibernate, així que diria que hi han anotacions que ho permeten.</text:p>
      <text:p text:style-name="Standard"><text:tab/></text:p>
      <text:p text:style-name="Standard"><text:tab/>Si proporciona camps extra -&gt; S'IGNOREN</text:p>
      <text:p text:style-name="Standard"/>
      <text:p text:style-name="Standard">Coses a pulir:</text:p>
      <text:p text:style-name="Standard">0) id:</text:p>
      <text:p text:style-name="Standard"><text:tab/>generació del id de la entitat correcte?</text:p>
      <text:p text:style-name="Standard"><text:tab/>Que passa si en el body del client hi ha un id amb valor?</text:p>
      <text:p text:style-name="Standard"><text:tab/><text:tab/>En el POST, degut a que es crida .save, podria sobreescriure un existent,</text:p>
      <text:p text:style-name="Standard"><text:tab/><text:tab/>cosa que seria incorrecte degut a que és mètode POST</text:p>
      <text:p text:style-name="Standard"/>
      <text:p text:style-name="Standard">----------------------------------------------------------------------------------------------------------</text:p>
      <text:p text:style-name="Standard">@RequestBody by default required: true</text:p>
      <text:p text:style-name="Standard"><text:s text:c="8"/>Usant HttpInputMessage i HttpMessageConverter intenta convertir el body a un objecte de la classe X.</text:p>
      <text:p text:style-name="Standard"><text:s text:c="8"/>Body:</text:p>
      <text:p text:style-name="Standard"><text:s text:c="12"/>null / no proporcionat -&gt; </text:p>
      <text:p text:style-name="Standard"><text:s text:c="16"/>org.springframework.http.converter.HttpMessageNotReadableException /BadRequest / 400 </text:p>
      <text:p text:style-name="Standard"><text:s text:c="12"/>camps primitius no proporcionats -&gt; no genera error -&gt; assigna valors per defecte (int / float : 0, boolean: false, char:'?'{caracter "raro"}</text:p>
      <text:p text:style-name="Standard"><text:s text:c="12"/>camps NO primitius no proporcionats o incorrectament proporcionats -&gt;</text:p>
      <text:p text:style-name="Standard"><text:s text:c="16"/>poden ser NULL -&gt; assigna al objecte NULL</text:p>
      <text:p text:style-name="Standard"><text:s text:c="16"/>definits com NOT NULL -&gt; org.hibernate.PropertyValueException 500 InternalError </text:p>
      <text:p text:style-name="Standard"><text:s text:c="20"/>-&gt; error del servidor (culpa meva) -&gt; TO DO ==&gt;&gt; </text:p>
      <text:p text:style-name="Standard"><text:s text:c="24"/>Opció 1) </text:p>
      <text:p text:style-name="Standard"><text:soft-page-break/><text:s text:c="28"/>cal que l'objecte digui d'una classe que permeti NULL</text:p>
      <text:p text:style-name="Standard"><text:s text:c="28"/>fer validacions </text:p>
      <text:p text:style-name="Standard"><text:s text:c="32"/>si OK es passa l'objecte a la classe que espera el servei</text:p>
      <text:p text:style-name="Standard"><text:s text:c="32"/>si error llançar excepció</text:p>
      <text:p text:style-name="Standard"><text:s text:c="24"/>Opció 2)</text:p>
      <text:p text:style-name="Standard"><text:s text:c="28"/>usar anotació @Validate</text:p>
      <text:p text:style-name="Standard"><text:s text:c="12"/>camps propornionats NO compleixen alguna restricció definida en la classe -&gt; <text:s/>ÍDEM <text:s text:c="15"/></text:p>
      <text:p text:style-name="Standard"><text:s text:c="12"/>camps extra proporcionats (no definits en la classe) -&gt; s'ignor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BMPlexMono," svg:font-family="'IBMPlexMono,', 'Courier New', ', monospace', 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 o</meta:initial-creator>
    <meta:creation-date>2022-09-17T11:00:24.25</meta:creation-date>
    <dc:date>2022-09-18T23:27:31.71</dc:date>
    <dc:creator>j o</dc:creator>
    <meta:editing-duration>PT9H50M13S</meta:editing-duration>
    <meta:editing-cycles>4</meta:editing-cycles>
    <meta:generator>OpenOffice/4.1.7$Win32 OpenOffice.org_project/417m1$Build-9800</meta:generator>
    <meta:document-statistic meta:table-count="0" meta:image-count="0" meta:object-count="0" meta:page-count="3" meta:paragraph-count="76" meta:word-count="718" meta:character-count="4998"/>
  </office:meta>
</office:document-meta>
</file>